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19be9d" officeooo:paragraph-rsid="0019be9d" style:font-size-asian="24pt" style:font-size-complex="24pt"/>
    </style:style>
    <style:style style:name="P2" style:family="paragraph" style:parent-style-name="Standard">
      <style:paragraph-properties fo:text-align="justify" style:justify-single-word="false"/>
      <style:text-properties fo:font-size="12pt" officeooo:rsid="001cebb0" officeooo:paragraph-rsid="001cebb0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size="12pt" officeooo:rsid="001cebb0" officeooo:paragraph-rsid="001cebb0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officeooo:rsid="002103bd" officeooo:paragraph-rsid="002103bd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size="12pt" officeooo:rsid="00214c36" officeooo:paragraph-rsid="00214c36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size="12pt" officeooo:rsid="0022e512" officeooo:paragraph-rsid="0022e512" style:font-size-asian="12pt" style:font-size-complex="12pt"/>
    </style:style>
    <style:style style:name="T1" style:family="text">
      <style:text-properties officeooo:rsid="001e32c5"/>
    </style:style>
    <style:style style:name="T2" style:family="text">
      <style:text-properties officeooo:rsid="001eaca5"/>
    </style:style>
    <style:style style:name="T3" style:family="text">
      <style:text-properties officeooo:rsid="0022e5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tocollo Client – Server laserNotes</text:p>
      <text:p text:style-name="P1"/>
      <text:p text:style-name="P2">Release v.2015XXX – Prima versione del protocol<text:span text:style-name="T1">l</text:span>o</text:p>
      <text:p text:style-name="P2"/>
      <text:p text:style-name="P2">Porta di comunicazione: <text:span text:style-name="T2">52000</text:span></text:p>
      <text:p text:style-name="P2"/>
      <text:p text:style-name="P4">CLIENT: “{sComando:”LOGIN”,sUser:”<text:a xlink:type="simple" xlink:href="mailto:luca.bertoni24@gmail.com" text:style-name="Internet_20_link" text:visited-style-name="Visited_20_Internet_20_Link">luca.bertoni24@gmail.com</text:a>”,sPasswd:”root”}”</text:p>
      <text:p text:style-name="P5">SERVER: “{sResult:”OK”, <text:span text:style-name="T3">nId:1</text:span>}” <text:s/>|“{sResult:”NO”}”</text:p>
      <text:p text:style-name="P5"/>
      <text:p text:style-name="P6">CLIENT: “{sComando:”getAllNotes”,nId:1}”</text:p>
      <text:p text:style-name="P6">CLIENT: “{sResult:”OK”,{1:”Nota numero 1”,...}}” | {sResult:”NO”}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0T15:51:38.431560742</meta:creation-date>
    <meta:generator>LibreOffice/4.3.3.2$Linux_X86_64 LibreOffice_project/430m0$Build-2</meta:generator>
    <dc:date>2015-10-23T15:38:40.568090644</dc:date>
    <meta:editing-duration>PT10M27S</meta:editing-duration>
    <meta:editing-cycles>12</meta:editing-cycles>
    <meta:document-statistic meta:table-count="0" meta:image-count="0" meta:object-count="0" meta:page-count="1" meta:paragraph-count="7" meta:word-count="28" meta:character-count="346" meta:non-whitespace-character-count="322"/>
  </office:meta>
</office:document-meta>
</file>